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475" officeooo:paragraph-rsid="0017a475"/>
    </style:style>
    <style:style style:name="P2" style:family="paragraph" style:parent-style-name="Standard">
      <style:text-properties officeooo:rsid="001a2084" officeooo:paragraph-rsid="001a2084"/>
    </style:style>
    <style:style style:name="P3" style:family="paragraph" style:parent-style-name="Standard">
      <style:text-properties officeooo:rsid="001b7b0b" officeooo:paragraph-rsid="001b7b0b"/>
    </style:style>
    <style:style style:name="P4" style:family="paragraph" style:parent-style-name="Standard">
      <style:text-properties officeooo:rsid="001d5f84" officeooo:paragraph-rsid="001d5f84"/>
    </style:style>
    <style:style style:name="P5" style:family="paragraph" style:parent-style-name="Standard">
      <style:text-properties officeooo:rsid="001e197a" officeooo:paragraph-rsid="001e197a"/>
    </style:style>
    <style:style style:name="P6" style:family="paragraph" style:parent-style-name="Standard">
      <style:text-properties officeooo:rsid="001ea99b" officeooo:paragraph-rsid="001ea99b"/>
    </style:style>
    <style:style style:name="P7" style:family="paragraph" style:parent-style-name="Standard">
      <style:text-properties officeooo:rsid="001f1013" officeooo:paragraph-rsid="001f1013"/>
    </style:style>
    <style:style style:name="P8" style:family="paragraph" style:parent-style-name="Standard">
      <style:text-properties officeooo:rsid="001f1013" officeooo:paragraph-rsid="0020581f"/>
    </style:style>
    <style:style style:name="P9" style:family="paragraph" style:parent-style-name="Standard">
      <style:text-properties officeooo:rsid="0020816e" officeooo:paragraph-rsid="0020816e"/>
    </style:style>
    <style:style style:name="P10" style:family="paragraph" style:parent-style-name="Standard">
      <style:text-properties officeooo:rsid="0020a7db" officeooo:paragraph-rsid="0020a7db"/>
    </style:style>
    <style:style style:name="P11" style:family="paragraph" style:parent-style-name="Standard">
      <style:text-properties officeooo:rsid="0021c45a" officeooo:paragraph-rsid="0021c45a"/>
    </style:style>
    <style:style style:name="P12" style:family="paragraph" style:parent-style-name="Standard">
      <style:text-properties officeooo:rsid="0022aaaa" officeooo:paragraph-rsid="0022aaaa"/>
    </style:style>
    <style:style style:name="P13" style:family="paragraph" style:parent-style-name="Standard">
      <style:text-properties officeooo:rsid="0022ea1a" officeooo:paragraph-rsid="0022ea1a"/>
    </style:style>
    <style:style style:name="P14" style:family="paragraph" style:parent-style-name="Standard">
      <style:text-properties officeooo:rsid="00265809" officeooo:paragraph-rsid="00265809"/>
    </style:style>
    <style:style style:name="P15" style:family="paragraph" style:parent-style-name="Standard">
      <style:text-properties officeooo:rsid="00282e15" officeooo:paragraph-rsid="00282e15"/>
    </style:style>
    <style:style style:name="P16" style:family="paragraph" style:parent-style-name="Standard">
      <style:text-properties officeooo:rsid="0028ba43" officeooo:paragraph-rsid="0028ba43"/>
    </style:style>
    <style:style style:name="P17" style:family="paragraph" style:parent-style-name="Standard">
      <style:text-properties officeooo:rsid="002af19b" officeooo:paragraph-rsid="002af19b"/>
    </style:style>
    <style:style style:name="P18" style:family="paragraph" style:parent-style-name="Standard">
      <style:text-properties officeooo:rsid="002ca1ab" officeooo:paragraph-rsid="002ca1ab"/>
    </style:style>
    <style:style style:name="P19" style:family="paragraph" style:parent-style-name="Standard">
      <style:text-properties officeooo:rsid="002d7248" officeooo:paragraph-rsid="002d7248"/>
    </style:style>
    <style:style style:name="P20" style:family="paragraph" style:parent-style-name="Standard">
      <style:text-properties officeooo:rsid="002e2316" officeooo:paragraph-rsid="002e2316"/>
    </style:style>
    <style:style style:name="P21" style:family="paragraph" style:parent-style-name="Text_20_body">
      <style:text-properties officeooo:rsid="0022ea1a" officeooo:paragraph-rsid="0022ea1a"/>
    </style:style>
    <style:style style:name="P22" style:family="paragraph" style:parent-style-name="Text_20_body">
      <style:text-properties officeooo:paragraph-rsid="0022ea1a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Standard">
      <style:text-properties officeooo:rsid="0020581f" officeooo:paragraph-rsid="0020581f"/>
    </style:style>
    <style:style style:name="P25" style:family="paragraph" style:parent-style-name="Standard">
      <style:text-properties officeooo:rsid="002e2316" officeooo:paragraph-rsid="002e2316"/>
    </style:style>
    <style:style style:name="P26" style:family="paragraph" style:parent-style-name="Standard">
      <style:text-properties officeooo:rsid="002f4815" officeooo:paragraph-rsid="002f4815"/>
    </style:style>
    <style:style style:name="P27" style:family="paragraph" style:parent-style-name="Standard">
      <style:text-properties officeooo:rsid="00306169" officeooo:paragraph-rsid="00306169"/>
    </style:style>
    <style:style style:name="P28" style:family="paragraph" style:parent-style-name="Standard">
      <style:text-properties officeooo:rsid="00308568" officeooo:paragraph-rsid="00308568"/>
    </style:style>
    <style:style style:name="P29" style:family="paragraph" style:parent-style-name="Standard">
      <style:text-properties officeooo:rsid="0031502d" officeooo:paragraph-rsid="0031502d"/>
    </style:style>
    <style:style style:name="P30" style:family="paragraph" style:parent-style-name="Standard">
      <style:text-properties officeooo:rsid="00315350" officeooo:paragraph-rsid="00315350"/>
    </style:style>
    <style:style style:name="P31" style:family="paragraph" style:parent-style-name="Standard">
      <style:text-properties officeooo:rsid="00342d92" officeooo:paragraph-rsid="00342d92"/>
    </style:style>
    <style:style style:name="P32" style:family="paragraph" style:parent-style-name="Standard">
      <style:text-properties officeooo:rsid="00363eb4" officeooo:paragraph-rsid="00363eb4"/>
    </style:style>
    <style:style style:name="P33" style:family="paragraph" style:parent-style-name="Text_20_body">
      <style:text-properties officeooo:rsid="00374151" officeooo:paragraph-rsid="00374151"/>
    </style:style>
    <style:style style:name="P34" style:family="paragraph" style:parent-style-name="Text_20_body">
      <style:text-properties officeooo:rsid="0038a830" officeooo:paragraph-rsid="0038a830"/>
    </style:style>
    <style:style style:name="P35" style:family="paragraph" style:parent-style-name="Text_20_body">
      <style:text-properties officeooo:rsid="00397424" officeooo:paragraph-rsid="00397424"/>
    </style:style>
    <style:style style:name="P36" style:family="paragraph" style:parent-style-name="Text_20_body">
      <style:text-properties officeooo:rsid="003b15ed" officeooo:paragraph-rsid="003b15ed"/>
    </style:style>
    <style:style style:name="P37" style:family="paragraph" style:parent-style-name="Heading_20_1">
      <style:text-properties officeooo:paragraph-rsid="00315350"/>
    </style:style>
    <style:style style:name="T1" style:family="text">
      <style:text-properties officeooo:rsid="0020581f"/>
    </style:style>
    <style:style style:name="T2" style:family="text">
      <style:text-properties officeooo:rsid="002ca1ab"/>
    </style:style>
    <style:style style:name="T3" style:family="text">
      <style:text-properties officeooo:rsid="002ded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teration 1: Planning</text:h>
      <text:p text:style-name="P1">Study PBLib, play with it and compile it in a sample project.</text:p>
      <text:p text:style-name="P1">Understand how it works internally (at least some parts)</text:p>
      <text:p text:style-name="P1">Study the requirements of my software: what the user can do and how</text:p>
      <text:p text:style-name="P1">Design the architecture </text:p>
      <text:p text:style-name="P1"/>
      <text:h text:style-name="Heading_20_1" text:outline-level="1">Iteration 1: Development and TDD</text:h>
      <text:p text:style-name="P1">Design tests for PBFormula</text:p>
      <text:p text:style-name="P1">Implement PBFormula</text:p>
      <text:p text:style-name="P1">Design tests for PBConstraint</text:p>
      <text:p text:style-name="P1">Implement PBConstraing</text:p>
      <text:p text:style-name="P1">Design tests for PBMin</text:p>
      <text:p text:style-name="P1">Implement PBMin</text:p>
      <text:p text:style-name="P1">Design tests for PBMin binary search</text:p>
      <text:p text:style-name="P1">Implement binary search</text:p>
      <text:p text:style-name="P1">Design tests for PBMin linear search</text:p>
      <text:p text:style-name="P1">Implement linear search</text:p>
      <text:p text:style-name="P1"/>
      <text:p text:style-name="P1">Send email to Cortadella to receive feedback - Ok</text:p>
      <text:p text:style-name="P1"/>
      <text:h text:style-name="Heading_20_1" text:outline-level="1">Iteration 1: Finalization</text:h>
      <text:p text:style-name="P1">Tests more and correct bugs (some found related with binary search implementation, model and temp_model assignment)</text:p>
      <text:p text:style-name="P1">Write this.</text:p>
      <text:p text:style-name="P1"/>
      <text:p text:style-name="P2"/>
      <text:h text:style-name="P23" text:outline-level="1">Iteration 2 : Planning</text:h>
      <text:p text:style-name="P2">Learning about sat solvers timeouts and restarts</text:p>
      <text:p text:style-name="P2">Watching talks and reading papers</text:p>
      <text:p text:style-name="P3"/>
      <text:p text:style-name="P3">GTAC 2014: Impact of Community Structure on SAT Solver Performance</text:p>
      <text:p text:style-name="P3"><text:a xlink:type="simple" xlink:href="https://www.youtube.com/watch?v=AY2b54d-HSo" text:style-name="Internet_20_link" text:visited-style-name="Visited_20_Internet_20_Link">https://www.youtube.com/watch?v=AY2b54d-HSo</text:a></text:p>
      <text:p text:style-name="P3"/>
      <text:p text:style-name="P4">A Peek Inside SAT Solvers - Jon Smock</text:p>
      <text:p text:style-name="P4"><text:a xlink:type="simple" xlink:href="https://www.youtube.com/watch?v=d76e4hV1iJY" text:style-name="Internet_20_link" text:visited-style-name="Visited_20_Internet_20_Link">https://www.youtube.com/watch?v=d76e4hV1iJY</text:a></text:p>
      <text:p text:style-name="P4">A SAT introduction and algorithms used in SAT Solvers.</text:p>
      <text:p text:style-name="P5"/>
      <text:p text:style-name="P5">Solving Max-SAT by Decoupling Optimization and Satisfaction</text:p>
      <text:p text:style-name="P5"><text:a xlink:type="simple" xlink:href="https://www.youtube.com/watch?v=H8IyTcEtzDA" text:style-name="Internet_20_link" text:visited-style-name="Visited_20_Internet_20_Link">https://www.youtube.com/watch?v=H8IyTcEtzDA</text:a></text:p>
      <text:p text:style-name="P5">MaxSAT and Integer programming.</text:p>
      <text:p text:style-name="P5">Not seen entirely. </text:p>
      <text:p text:style-name="P5"/>
      <text:p text:style-name="P5">Towards Ultra Rapid Restarts⋆</text:p>
      <text:p text:style-name="P6"><text:a xlink:type="simple" xlink:href="https://arxiv.org/pdf/1402.4413.pdf" text:style-name="Internet_20_link" text:visited-style-name="Visited_20_Internet_20_Link">https://arxiv.org/pdf/1402.4413.pdf</text:a></text:p>
      <text:p text:style-name="P6">Paper which talks about restarts in sat solvers. How more new data structures allow restarts more frequently without penalization. </text:p>
      <text:p text:style-name="P6"/>
      <text:p text:style-name="P7">Memory layout of clauses in MiniSat</text:p>
      <text:p text:style-name="P7"><text:a xlink:type="simple" xlink:href="https://www.msoos.org/2016/03/memory-layout-of-clauses-in-minisat/" text:style-name="Internet_20_link" text:visited-style-name="Visited_20_Internet_20_Link">https://www.msoos.org/2016/03/memory-layout-of-clauses-in-minisat/</text:a></text:p>
      <text:p text:style-name="P7">Explains how MiniSat put clauses together at memory to be faster.</text:p>
      <text:p text:style-name="P7">Interesting but not adequate for what I’m looking.</text:p>
      <text:p text:style-name="P7"/>
      <text:p text:style-name="P24">Multi-threading</text:p>
      <text:p text:style-name="P8"><text:a xlink:type="simple" xlink:href="https://www.msoos.org/2014/04/multi-threading/" text:style-name="Internet_20_link" text:visited-style-name="Visited_20_Internet_20_Link"><text:span text:style-name="T1">https://www.msoos.org/2014/04/multi-threading/</text:span></text:a></text:p>
      <text:p text:style-name="P24">Explains how he done multi-threading into CryptoMiniSat.</text:p>
      <text:p text:style-name="P24">This could be interesting for the third iteration.</text:p>
      <text:p text:style-name="P8"/>
      <text:p text:style-name="P9">My SAT solver fuzzing setup</text:p>
      <text:p text:style-name="P9"><text:a xlink:type="simple" xlink:href="https://www.msoos.org/2013/08/my-sat-solver-fuzzing-setup/" text:style-name="Internet_20_link" text:visited-style-name="Visited_20_Internet_20_Link">https://www.msoos.org/2013/08/my-sat-solver-fuzzing-setup/</text:a></text:p>
      <text:p text:style-name="P9">Fuzzing testing for SAT Solvers</text:p>
      <text:p text:style-name="P9"/>
      <text:p text:style-name="P9"/>
      <text:p text:style-name="P10">At the beginning only 3 timeout strategies have came to my mind:</text:p>
      <text:p text:style-name="P10">1) Simple: after X seconds stop the execution of the solver</text:p>
      <text:p text:style-name="P10">2) If the speed of the solver becomes to slow (for example, see how many decisions/second is making)</text:p>
      <text:p text:style-name="P10">3) Percentage of interpretations covered to the moment: If after S seconds, it has only covered I interpretations of T the total then abort, if not continue.</text:p>
      <text:p text:style-name="P3"/>
      <text:h text:style-name="Heading_20_1" text:outline-level="1">*Iteration 2: Development and TDD</text:h>
      <text:p text:style-name="P2"/>
      <text:p text:style-name="P11">First of all, I should design the architecture for the timouts and how the user defined them.</text:p>
      <text:p text:style-name="P11"/>
      <text:p text:style-name="P12"><text:soft-page-break/>It could be an argument of the PBMin::Solve function, an argument of the PBMin class or, it can be a new class Timeout which has a PBMin inside (but this last option does not convince me).</text:p>
      <text:p text:style-name="P12"/>
      <text:p text:style-name="P12">Because for defining the type of search (linear or binary) I have used the constructor of PBMin, I think that put the timeout definition at the constructor will be consistent with this design (where we define all at the PBMin creation).</text:p>
      <text:p text:style-name="P12"/>
      <text:p text:style-name="P12">To do this, first I should create a TimeOut class (probably abstract) and create a subclass for each type of timeout. If I do this, how would be this interacting with PBMin::solve method? Maybe at the solve method I can put also in the condition a boolean indicating whether the timeout has finished or not. Hmm, and I should also add in the minisat function a timer which kills minisat after some time. </text:p>
      <text:p text:style-name="P12"/>
      <text:p text:style-name="P13">I’m thinking that I maybe I should add a new class, SearchStrategy (abstract) and that BinarySearch and LinearSearch were subclasses of it. (Because both have a lot of shared code). Maybe I can do this in a future. I will add it to Trello.</text:p>
      <text:p text:style-name="P13"/>
      <text:p text:style-name="P13">Okey, back to the topic, a new type of time out have came to my mind: simple timeout is to cut the execution of the whole search algorithm after certain time, but maybe we want to cut the execution of a certain minisat execution and go to the next one. <text:s/>This can be more easy to implement at the beginning. I will start with it.</text:p>
      <text:p text:style-name="P13"/>
      <text:p text:style-name="P14">We will use template pattern for the TimeOut family: <text:a xlink:type="simple" xlink:href="https://en.wikibooks.org/wiki/C%2B%2B_Programming/Code/Design_Patterns#Template_Method" text:style-name="Internet_20_link" text:visited-style-name="Visited_20_Internet_20_Link">https://en.wikibooks.org/wiki/C%2B%2B_Programming/Code/Design_Patterns#Template_Method</text:a></text:p>
      <text:p text:style-name="P14"/>
      <text:p text:style-name="P15">The base start function will do the following:</text:p>
      <text:p text:style-name="P15">1) It will create a child</text:p>
      <text:p text:style-name="P15">2) The child will mutate to minisat and execute reading from input.txt and writing to output.txt</text:p>
      <text:p text:style-name="P16">3) The father will start the timer and it will wait until it arrives to 0 or the child finished.</text:p>
      <text:p text:style-name="P16">4) If the child finished it will stop the timeout and continue as normal</text:p>
      <text:p text:style-name="P16">5) If timeout, then it will kill the child and proceed</text:p>
      <text:p text:style-name="P18">(Looking at them again, some steps must be done by PBMin class)</text:p>
      <text:p text:style-name="P16"/>
      <text:p text:style-name="P17">This arises a question: how to couple PBMin::solve with timeout? Should I create a EmptyTimeout class which does nothing? <text:span text:style-name="T2">The hardest thing right now is the method PBMin::minisat because it has to be modified in a way that it creates childs and I don’t want to modify it. </text:span></text:p>
      <text:p text:style-name="P2"/>
      <text:p text:style-name="P19">After thinking about it again, probably a refactor of PBMin::solve would be great. With this, only the function solve would need support for timeout <text:span text:style-name="T3">code.</text:span></text:p>
      <text:p text:style-name="P19"/>
      <text:p text:style-name="P20">I NEED TO GO BACK TO PLANNING STAGE!</text:p>
      <text:p text:style-name="P20"/>
      <text:p text:style-name="P26">Searching architectural patterns for timeouts and multi-threading</text:p>
      <text:p text:style-name="P26"/>
      <text:p text:style-name="P27">After looking at the lab of operative systems I realized that I could use signals and threads to do the timeout. Signals to kill the execution and threads to share memory. </text:p>
      <text:p text:style-name="P27"/>
      <text:p text:style-name="P28">I’m going to create a sample project to try this strategies.</text:p>
      <text:p text:style-name="P28"/>
      <text:p text:style-name="P29">After playing a bit with a sample project, I decide that I will use threads (because they share memory and it is more easy)</text:p>
      <text:p text:style-name="P20"/>
      <text:p text:style-name="P30"><text:soft-page-break/>Now: Parent thread kills child thread after certain time.</text:p>
      <text:p text:style-name="P30"/>
      <text:p text:style-name="P31">I have finished the example with threads and signals. Now I have to think how to apply an architecture to them and fit it into the current project.</text:p>
      <text:p text:style-name="P31"/>
      <text:p text:style-name="P32">Purposed architecture [ARCH1 de la llibretra]</text:p>
      <text:p text:style-name="P20"/>
      <text:h text:style-name="P37" text:outline-level="1">Iteration 2: Development and TDD</text:h>
      <text:p text:style-name="P33">Now that the architecture has been defined, I’m going to code the base classes.</text:p>
      <text:p text:style-name="P34">I have created a SearchStrategy_Stub in order to test Solver properly.</text:p>
      <text:p text:style-name="P35">I moved the old code of PBMin::BinarySearch to BinarySearchStrategy.</text:p>
      <text:p text:style-name="P36">Integration test between BinarySearchStrategy and Solver.</text:p>
      <text:p text:style-name="P36"/>
      <text:h text:style-name="Heading_20_1" text:outline-level="1">Iteration 2: Finalization</text:h>
      <text:p text:style-name="P2"/>
      <text:p text:style-name="P2"/>
      <text:p text:style-name="P2"/>
      <text:p text:style-name="P2"/>
      <text:h text:style-name="P23" text:outline-level="1">Iteration 3: Planning</text:h>
      <text:p text:style-name="P22"/>
      <text:h text:style-name="Heading_20_1" text:outline-level="1">Iteration 3: Development and TDD</text:h>
      <text:p text:style-name="P21"/>
      <text:h text:style-name="Heading_20_1" text:outline-level="1">Iteration 3: Finalization</text:h>
      <text:h text:style-name="P23" text:outline-level="1">Finalization stage:</text:h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4:18:15.123298380</meta:creation-date>
    <dc:date>2018-04-20T18:13:33.170946350</dc:date>
    <meta:editing-duration>P3DT7M12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6" meta:paragraph-count="85" meta:word-count="953" meta:character-count="5955" meta:non-whitespace-character-count="5080"/>
  </office:meta>
</office:document-meta>
</file>